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6666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pt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4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/>
    <style:style style:name="ce6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table:number-columns-repeated="5"/>
          <table:table-cell table:formula="of:=[.H28]*['1Rm Tables'.$B$35]"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formula="of:=[.H27]+0.02" office:value-type="float" office:value="0.953333333333333" calcext:value-type="float">
            <text:p>0.953333333333333</text:p>
          </table:table-cell>
          <table:table-cell/>
          <table:table-cell table:formula="of:=[.F28]*['1Rm Tables'.$B$11]" office:value-type="float" office:value="94.38" calcext:value-type="float">
            <text:p>94.38</text:p>
          </table:table-cell>
        </table:table-row>
        <table:table-row table:style-name="ro1">
          <table:table-cell table:number-columns-repeated="5"/>
          <table:table-cell table:formula="of:=[.H29]*['1Rm Tables'.$B$35]"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formula="of:=[.H28]+0.02" office:value-type="float" office:value="0.973333333333333" calcext:value-type="float">
            <text:p>0.973333333333333</text:p>
          </table:table-cell>
          <table:table-cell/>
          <table:table-cell table:formula="of:=[.F29]*['1Rm Tables'.$B$11]" office:value-type="float" office:value="96.36" calcext:value-type="float">
            <text:p>96.36</text:p>
          </table:table-cell>
        </table:table-row>
        <table:table-row table:style-name="ro1">
          <table:table-cell table:number-columns-repeated="5"/>
          <table:table-cell table:formula="of:=[.H30]*['1Rm Tables'.$B$35]" office:value-type="float" office:value="0.894" calcext:value-type="float">
            <text:p>0.894</text:p>
          </table:table-cell>
          <table:table-cell office:value-type="float" office:value="4" calcext:value-type="float">
            <text:p>4</text:p>
          </table:table-cell>
          <table:table-cell table:formula="of:=[.H29]+0.02" office:value-type="float" office:value="0.993333333333333" calcext:value-type="float">
            <text:p>0.993333333333333</text:p>
          </table:table-cell>
          <table:table-cell/>
          <table:table-cell table:formula="of:=[.F30]*['1Rm Tables'.$B$11]" office:value-type="float" office:value="98.34" calcext:value-type="float">
            <text:p>98.3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32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32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1" table:formula="of:=[.H33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2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3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1" table:formula="of:=[.H34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3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4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table:formula="of:=[.H35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4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5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table:formula="of:=[.H36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5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6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table:formula="of:=[.H37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6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7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table:formula="of:=[.H38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7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8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table:formula="of:=[.H39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8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9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table:formula="of:=[.H40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9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40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41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0]+0.02" office:value-type="float" office:value="0.957777777777778" calcext:value-type="float">
            <text:p>0.957777777777778</text:p>
          </table:table-cell>
          <table:table-cell table:style-name="ce16"/>
          <table:table-cell table:formula="of:=[.F41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4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4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5"/>
          <table:table-cell table:style-name="ce11" table:formula="of:=[.H45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4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5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5"/>
          <table:table-cell table:style-name="ce11" table:formula="of:=[.H46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5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6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5"/>
          <table:table-cell table:style-name="ce12" table:formula="of:=[.H47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6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7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5"/>
          <table:table-cell table:style-name="ce12" table:formula="of:=[.H48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7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8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5"/>
          <table:table-cell table:style-name="ce12" table:formula="of:=[.H49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8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9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5"/>
          <table:table-cell table:style-name="ce13" table:formula="of:=[.H50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9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50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5"/>
          <table:table-cell table:style-name="ce13" table:formula="of:=[.H51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50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51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5"/>
          <table:table-cell table:style-name="ce13" table:formula="of:=[.H52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51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3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52]+0.02" office:value-type="float" office:value="0.957777777777778" calcext:value-type="float">
            <text:p>0.957777777777778</text:p>
          </table:table-cell>
          <table:table-cell/>
          <table:table-cell table:style-name="ce16" table:formula="of:=[.F53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5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5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1" table:formula="of:=[.H56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5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6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style-name="ce11" table:formula="of:=[.H57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6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7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style-name="ce12" table:formula="of:=[.H58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7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8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style-name="ce12" table:formula="of:=[.H59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8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9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style-name="ce12" table:formula="of:=[.H60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9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60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style-name="ce13" table:formula="of:=[.H61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60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61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style-name="ce13" table:formula="of:=[.H62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61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62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style-name="ce13" table:formula="of:=[.H63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62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3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5]/['1Rm Tables'.$B$34]" office:value-type="float" office:value="0.591397849462366" calcext:value-type="float">
            <text:p>0.591397849462366</text:p>
          </table:table-cell>
          <table:table-cell/>
          <table:table-cell table:formula="of:=[.F65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11397849462366" calcext:value-type="float">
            <text:p>0.611397849462366</text:p>
          </table:table-cell>
          <table:table-cell/>
          <table:table-cell table:formula="of:=[.F66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31397849462366" calcext:value-type="float">
            <text:p>0.631397849462366</text:p>
          </table:table-cell>
          <table:table-cell/>
          <table:table-cell table:formula="of:=[.F67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651397849462366" calcext:value-type="float">
            <text:p>0.651397849462366</text:p>
          </table:table-cell>
          <table:table-cell/>
          <table:table-cell table:formula="of:=[.F68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671397849462366" calcext:value-type="float">
            <text:p>0.671397849462366</text:p>
          </table:table-cell>
          <table:table-cell/>
          <table:table-cell table:formula="of:=[.F69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691397849462366" calcext:value-type="float">
            <text:p>0.691397849462366</text:p>
          </table:table-cell>
          <table:table-cell/>
          <table:table-cell table:formula="of:=[.F70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11397849462366" calcext:value-type="float">
            <text:p>0.711397849462366</text:p>
          </table:table-cell>
          <table:table-cell/>
          <table:table-cell table:formula="of:=[.F71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72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71]+0.02" office:value-type="float" office:value="0.731397849462366" calcext:value-type="float">
            <text:p>0.731397849462366</text:p>
          </table:table-cell>
          <table:table-cell/>
          <table:table-cell table:formula="of:=[.F72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3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72]+0.02" office:value-type="float" office:value="0.751397849462366" calcext:value-type="float">
            <text:p>0.751397849462366</text:p>
          </table:table-cell>
          <table:table-cell/>
          <table:table-cell table:formula="of:=[.F73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4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3]+0.02" office:value-type="float" office:value="0.771397849462366" calcext:value-type="float">
            <text:p>0.771397849462366</text:p>
          </table:table-cell>
          <table:table-cell/>
          <table:table-cell table:formula="of:=[.F74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6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9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32"/>
          <table:table-cell table:style-name="ce32" office:value-type="string" calcext:value-type="string">
            <text:p>Complexses Power Snatch &amp; Drop Snatch + 3x3 snatch</text:p>
          </table:table-cell>
          <table:table-cell table:style-name="ce1" office:value-type="string" calcext:value-type="string">
            <text:p>Complex x3 Clean x3</text:p>
          </table:table-cell>
          <table:table-cell table:style-name="ce33" office:value-type="string" calcext:value-type="string">
            <text:p>Complexses Clean &amp; Push Press</text:p>
          </table:table-cell>
          <table:table-cell table:style-name="ce1" office:value-type="string" calcext:value-type="string">
            <text:p>Snatch Complex x5</text:p>
          </table:table-cell>
          <table:table-cell table:style-name="ce16"/>
          <table:table-cell table:style-name="ce46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1" table:number-columns-repeated="3"/>
          <table:table-cell table:style-name="ce34"/>
          <table:table-cell table:style-name="ce16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34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6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34"/>
          <table:table-cell table:style-name="ce1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3" office:value-type="string" calcext:value-type="string">
            <text:p><text:s/>Deadlift </text:p>
          </table:table-cell>
          <table:table-cell table:style-name="ce32" office:value-type="string" calcext:value-type="string">
            <text:p>Snatch Pull</text:p>
          </table:table-cell>
          <table:table-cell table:style-name="ce16"/>
          <table:table-cell table:style-name="ce32" office:value-type="string" calcext:value-type="string">
            <text:p>Clean Pull</text:p>
          </table:table-cell>
          <table:table-cell table:style-name="ce1" office:value-type="string" calcext:value-type="string">
            <text:p>SLDL</text:p>
          </table:table-cell>
          <table:table-cell table:style-name="ce44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34"/>
          <table:table-cell table:style-name="ce16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4" office:value-type="string" calcext:value-type="string">
            <text:p>82-91</text:p>
          </table:table-cell>
          <table:table-cell table:style-name="ce34" office:value-type="string" calcext:value-type="string">
            <text:p>75-90</text:p>
          </table:table-cell>
          <table:table-cell table:style-name="ce16"/>
          <table:table-cell table:style-name="ce31" office:value-type="string" calcext:value-type="string">
            <text:p>75-90</text:p>
          </table:table-cell>
          <table:table-cell table:style-name="ce34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2" office:value-type="string" calcext:value-type="string">
            <text:p>Backsquat </text:p>
          </table:table-cell>
          <table:table-cell table:style-name="ce40" office:value-type="string" calcext:value-type="string">
            <text:p>Deficit Deadlift</text:p>
          </table:table-cell>
          <table:table-cell table:style-name="ce1" office:value-type="string" calcext:value-type="string">
            <text:p>Paused Backsquat</text:p>
          </table:table-cell>
          <table:table-cell table:style-name="ce16"/>
          <table:table-cell table:style-name="ce44" office:value-type="string" calcext:value-type="string">
            <text:p>FS</text:p>
          </table:table-cell>
          <table:table-cell table:style-name="ce46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5"/>
          <table:table-cell table:style-name="ce25"/>
          <table:table-cell table:style-name="ce41"/>
          <table:table-cell table:style-name="ce25"/>
          <table:table-cell table:style-name="Default"/>
          <table:table-cell table:style-name="ce45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1"/>
          <table:table-cell table:style-name="ce25" office:value-type="float" office:value="4" calcext:value-type="float">
            <text:p>4</text:p>
          </table:table-cell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1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Default"/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49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5"/>
          <table:table-cell table:style-name="ce25"/>
          <table:table-cell table:style-name="ce35"/>
          <table:table-cell table:style-name="ce25" table:number-columns-repeated="2"/>
          <table:table-cell table:style-name="ce35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3"/>
          <table:table-cell table:style-name="ce44" office:value-type="string" calcext:value-type="string">
            <text:p>Jerk</text:p>
          </table:table-cell>
          <table:table-cell table:style-name="ce46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5"/>
          <table:table-cell table:style-name="Default"/>
          <table:table-cell table:style-name="ce25" table:number-columns-repeated="3"/>
          <table:table-cell table:style-name="ce45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5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5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45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35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6"/>
          <table:table-cell table:style-name="ce27"/>
          <table:table-cell table:style-name="ce36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5"/>
          <table:table-cell table:style-name="ce25"/>
          <table:table-cell table:style-name="ce35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6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8"/>
          <table:table-cell table:style-name="ce30" table:number-columns-repeated="5"/>
          <table:table-cell table:style-name="ce47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5" table:number-columns-repeated="5"/>
          <table:table-cell table:style-name="ce45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7" table:number-columns-repeated="5"/>
          <table:table-cell table:style-name="ce48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9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9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0" table:number-columns-repeated="2"/>
          <table:table-cell table:style-name="ce50" office:value-type="string" calcext:value-type="string">
            <text:p>not in prilepin because of reps per set</text:p>
          </table:table-cell>
          <table:table-cell table:style-name="ce53" table:formula="of:=[.F10]*['1Rm Tables'.$B$39]" office:value-type="float" office:value="0.6972" calcext:value-type="float">
            <text:p>0.70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9]+0.02" office:value-type="float" office:value="0.860740740740741" calcext:value-type="float">
            <text:p>0.86</text:p>
          </table:table-cell>
          <table:table-cell table:style-name="ce50" office:value-type="float" office:value="4" calcext:value-type="float">
            <text:p>4</text:p>
          </table:table-cell>
          <table:table-cell table:style-name="ce53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3" table:formula="of:=[.F10]*[.G10]" office:value-type="float" office:value="3.44296296296296" calcext:value-type="float">
            <text:p>3.44</text:p>
          </table:table-cell>
          <table:table-cell table:style-name="ce50" table:formula="of:=[.E10]*[.G10]" office:value-type="float" office:value="32" calcext:value-type="float">
            <text:p>32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3" table:formula="of:=[.F11]*['1Rm Tables'.$B$39]" office:value-type="float" office:value="0.7134" calcext:value-type="float">
            <text:p>0.71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10]+0.02" office:value-type="float" office:value="0.880740740740741" calcext:value-type="float">
            <text:p>0.88</text:p>
          </table:table-cell>
          <table:table-cell table:style-name="ce50" office:value-type="float" office:value="3" calcext:value-type="float">
            <text:p>3</text:p>
          </table:table-cell>
          <table:table-cell table:style-name="ce53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3" table:formula="of:=[.F11]*[.G11]" office:value-type="float" office:value="2.64222222222222" calcext:value-type="float">
            <text:p>2.64</text:p>
          </table:table-cell>
          <table:table-cell table:style-name="ce50" table:formula="of:=[.E11]*[.G11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3" table:formula="of:=[.F12]*['1Rm Tables'.$B$39]" office:value-type="float" office:value="0.7296" calcext:value-type="float">
            <text:p>0.73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11]+0.02" office:value-type="float" office:value="0.900740740740741" calcext:value-type="float">
            <text:p>0.90</text:p>
          </table:table-cell>
          <table:table-cell table:style-name="ce50" office:value-type="float" office:value="3" calcext:value-type="float">
            <text:p>3</text:p>
          </table:table-cell>
          <table:table-cell table:style-name="ce53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3" table:formula="of:=[.F12]*[.G12]" office:value-type="float" office:value="2.70222222222222" calcext:value-type="float">
            <text:p>2.70</text:p>
          </table:table-cell>
          <table:table-cell table:style-name="ce50" table:formula="of:=[.E12]*[.G12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3" table:formula="of:=[.F13]*['1Rm Tables'.$B$39]" office:value-type="float" office:value="0.7458" calcext:value-type="float">
            <text:p>0.75</text:p>
          </table:table-cell>
          <table:table-cell table:style-name="ce55" table:formula="of:=[.$D$1]" office:value-type="float" office:value="8" calcext:value-type="float">
            <text:p>8</text:p>
          </table:table-cell>
          <table:table-cell table:style-name="ce60" table:formula="of:=[.F12]+0.02" office:value-type="float" office:value="0.920740740740741" calcext:value-type="float">
            <text:p>0.92</text:p>
          </table:table-cell>
          <table:table-cell table:style-name="ce50" office:value-type="float" office:value="3" calcext:value-type="float">
            <text:p>3</text:p>
          </table:table-cell>
          <table:table-cell table:style-name="ce53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3" table:formula="of:=[.F13]*[.G13]" office:value-type="float" office:value="2.76222222222222" calcext:value-type="float">
            <text:p>2.76</text:p>
          </table:table-cell>
          <table:table-cell table:style-name="ce50" table:formula="of:=[.E13]*[.G13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9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51" table:number-columns-repeated="2"/>
          <table:table-cell table:style-name="ce51" office:value-type="string" calcext:value-type="string">
            <text:p>not in prilepin because of reps per set</text:p>
          </table:table-cell>
          <table:table-cell table:style-name="ce54" table:formula="of:=[.F26]*['1Rm Tables'.$B$38]" office:value-type="float" office:value="0.6996" calcext:value-type="float">
            <text:p>0.70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5]+0.02" office:value-type="float" office:value="0.84289156626506" calcext:value-type="float">
            <text:p>0.84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4" table:formula="of:=[.F26]*[.G26]" office:value-type="float" office:value="2.52867469879518" calcext:value-type="float">
            <text:p>2.53</text:p>
          </table:table-cell>
          <table:table-cell table:style-name="ce52" table:formula="of:=[.E26]*[.G26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27]*['1Rm Tables'.$B$38]" office:value-type="float" office:value="0.7162" calcext:value-type="float">
            <text:p>0.72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6]+0.02" office:value-type="float" office:value="0.86289156626506" calcext:value-type="float">
            <text:p>0.86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4" table:formula="of:=[.F27]*[.G27]" office:value-type="float" office:value="2.58867469879518" calcext:value-type="float">
            <text:p>2.59</text:p>
          </table:table-cell>
          <table:table-cell table:style-name="ce52" table:formula="of:=[.E27]*[.G27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28]*['1Rm Tables'.$B$38]" office:value-type="float" office:value="0.7328" calcext:value-type="float">
            <text:p>0.73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7]+0.02" office:value-type="float" office:value="0.88289156626506" calcext:value-type="float">
            <text:p>0.88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4" table:formula="of:=[.F28]*[.G28]" office:value-type="float" office:value="2.64867469879518" calcext:value-type="float">
            <text:p>2.65</text:p>
          </table:table-cell>
          <table:table-cell table:style-name="ce52" table:formula="of:=[.E28]*[.G28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29]*['1Rm Tables'.$B$38]" office:value-type="float" office:value="0.7494" calcext:value-type="float">
            <text:p>0.75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8]+0.02" office:value-type="float" office:value="0.90289156626506" calcext:value-type="float">
            <text:p>0.90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4" table:formula="of:=[.F29]*[.G29]" office:value-type="float" office:value="2.70867469879518" calcext:value-type="float">
            <text:p>2.71</text:p>
          </table:table-cell>
          <table:table-cell table:style-name="ce52" table:formula="of:=[.E29]*[.G29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30]*['1Rm Tables'.$B$38]" office:value-type="float" office:value="0.766" calcext:value-type="float">
            <text:p>0.77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9" table:formula="of:=[.F29]+0.02" office:value-type="float" office:value="0.92289156626506" calcext:value-type="float">
            <text:p>0.92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4" table:formula="of:=[.F30]*[.G30]" office:value-type="float" office:value="2.76867469879518" calcext:value-type="float">
            <text:p>2.77</text:p>
          </table:table-cell>
          <table:table-cell table:style-name="ce52" table:formula="of:=[.E30]*[.G30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31]*['1Rm Tables'.$B$38]" office:value-type="float" office:value="0.7826" calcext:value-type="float">
            <text:p>0.78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4" table:formula="of:=[.F30]+0.02" office:value-type="float" office:value="0.94289156626506" calcext:value-type="float">
            <text:p>0.94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4" table:formula="of:=[.F31]*[.G31]" office:value-type="float" office:value="2.82867469879518" calcext:value-type="float">
            <text:p>2.83</text:p>
          </table:table-cell>
          <table:table-cell table:style-name="ce52" table:formula="of:=[.E31]*[.G31]" office:value-type="float" office:value="21" calcext:value-type="float">
            <text:p>21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32]*['1Rm Tables'.$B$38]" office:value-type="float" office:value="0.7992" calcext:value-type="float">
            <text:p>0.80</text:p>
          </table:table-cell>
          <table:table-cell table:style-name="ce56" table:formula="of:=[.$D$17]" office:value-type="float" office:value="7" calcext:value-type="float">
            <text:p>7</text:p>
          </table:table-cell>
          <table:table-cell table:style-name="ce54" table:formula="of:=[.F31]+0.02" office:value-type="float" office:value="0.96289156626506" calcext:value-type="float">
            <text:p>0.96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4" table:formula="of:=[.F32]*[.G32]" office:value-type="float" office:value="1.92578313253012" calcext:value-type="float">
            <text:p>1.93</text:p>
          </table:table-cell>
          <table:table-cell table:style-name="ce51" table:formula="of:=[.E32]*[.G32]" office:value-type="float" office:value="14" calcext:value-type="float">
            <text:p>14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51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2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2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2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2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2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9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2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1]*['1Rm Tables'.$B$37]" office:value-type="float" office:value="0.8236" calcext:value-type="float">
            <text:p>0.82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0]+0.02" office:value-type="float" office:value="0.957674418604652" calcext:value-type="float">
            <text:p>0.96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4" table:formula="of:=[.F51]*[.G51]" office:value-type="float" office:value="1.9153488372093" calcext:value-type="float">
            <text:p>1.92</text:p>
          </table:table-cell>
          <table:table-cell table:style-name="ce51" table:formula="of:=[.E51]*[.G51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2]*['1Rm Tables'.$B$37]" office:value-type="float" office:value="0.8408" calcext:value-type="float">
            <text:p>0.84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1]+0.02" office:value-type="float" office:value="0.977674418604651" calcext:value-type="float">
            <text:p>0.98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4" table:formula="of:=[.F52]*[.G52]" office:value-type="float" office:value="1.9553488372093" calcext:value-type="float">
            <text:p>1.96</text:p>
          </table:table-cell>
          <table:table-cell table:style-name="ce51" table:formula="of:=[.E52]*[.G52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3]*['1Rm Tables'.$B$37]" office:value-type="float" office:value="0.858" calcext:value-type="float">
            <text:p>0.86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2]+0.02" office:value-type="float" office:value="0.997674418604652" calcext:value-type="float">
            <text:p>1.00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4" table:formula="of:=[.F53]*[.G53]" office:value-type="float" office:value="1.9953488372093" calcext:value-type="float">
            <text:p>2.00</text:p>
          </table:table-cell>
          <table:table-cell table:style-name="ce51" table:formula="of:=[.E53]*[.G53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4]*['1Rm Tables'.$B$37]" office:value-type="float" office:value="0.8752" calcext:value-type="float">
            <text:p>0.88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3]+0.02" office:value-type="float" office:value="1.01767441860465" calcext:value-type="float">
            <text:p>1.02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4" table:formula="of:=[.F54]*[.G54]" office:value-type="float" office:value="2.0353488372093" calcext:value-type="float">
            <text:p>2.04</text:p>
          </table:table-cell>
          <table:table-cell table:style-name="ce51" table:formula="of:=[.E54]*[.G54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55]*['1Rm Tables'.$B$37]" office:value-type="float" office:value="0.8924" calcext:value-type="float">
            <text:p>0.89</text:p>
          </table:table-cell>
          <table:table-cell table:style-name="ce56" table:formula="of:=[.$D$35]" office:value-type="float" office:value="6" calcext:value-type="float">
            <text:p>6</text:p>
          </table:table-cell>
          <table:table-cell table:style-name="ce54" table:formula="of:=[.F54]+0.02" office:value-type="float" office:value="1.03767441860465" calcext:value-type="float">
            <text:p>1.04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4" table:formula="of:=[.F55]*[.G55]" office:value-type="float" office:value="2.0753488372093" calcext:value-type="float">
            <text:p>2.08</text:p>
          </table:table-cell>
          <table:table-cell table:style-name="ce51" table:formula="of:=[.E55]*[.G55]" office:value-type="float" office:value="12" calcext:value-type="float">
            <text:p>12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2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2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2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2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2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2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2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2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2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2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2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2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59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2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77]*['1Rm Tables'.$B$36]" office:value-type="float" office:value="0.8288" calcext:value-type="float">
            <text:p>0.83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6]+0.02" office:value-type="float" office:value="0.941818181818182" calcext:value-type="float">
            <text:p>0.94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4" table:formula="of:=[.F77]*[.G77]" office:value-type="float" office:value="2.82545454545455" calcext:value-type="float">
            <text:p>2.83</text:p>
          </table:table-cell>
          <table:table-cell table:style-name="ce52" table:formula="of:=[.E77]*[.G77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78]*['1Rm Tables'.$B$36]" office:value-type="float" office:value="0.8464" calcext:value-type="float">
            <text:p>0.85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7]+0.02" office:value-type="float" office:value="0.961818181818182" calcext:value-type="float">
            <text:p>0.96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4" table:formula="of:=[.F78]*[.G78]" office:value-type="float" office:value="2.88545454545455" calcext:value-type="float">
            <text:p>2.89</text:p>
          </table:table-cell>
          <table:table-cell table:style-name="ce52" table:formula="of:=[.E78]*[.G78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79]*['1Rm Tables'.$B$36]" office:value-type="float" office:value="0.864" calcext:value-type="float">
            <text:p>0.86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8]+0.02" office:value-type="float" office:value="0.981818181818182" calcext:value-type="float">
            <text:p>0.98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4" table:formula="of:=[.F79]*[.G79]" office:value-type="float" office:value="2.94545454545455" calcext:value-type="float">
            <text:p>2.95</text:p>
          </table:table-cell>
          <table:table-cell table:style-name="ce52" table:formula="of:=[.E79]*[.G79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80]*['1Rm Tables'.$B$36]" office:value-type="float" office:value="0.8816" calcext:value-type="float">
            <text:p>0.88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79]+0.02" office:value-type="float" office:value="1.00181818181818" calcext:value-type="float">
            <text:p>1.00</text:p>
          </table:table-cell>
          <table:table-cell table:style-name="ce51" office:value-type="float" office:value="3" calcext:value-type="float">
            <text:p>3</text:p>
          </table:table-cell>
          <table:table-cell table:style-name="ce54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4" table:formula="of:=[.F80]*[.G80]" office:value-type="float" office:value="3.00545454545455" calcext:value-type="float">
            <text:p>3.01</text:p>
          </table:table-cell>
          <table:table-cell table:style-name="ce52" table:formula="of:=[.E80]*[.G80]" office:value-type="float" office:value="15" calcext:value-type="float">
            <text:p>15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81]*['1Rm Tables'.$B$36]" office:value-type="float" office:value="0.8992" calcext:value-type="float">
            <text:p>0.90</text:p>
          </table:table-cell>
          <table:table-cell table:style-name="ce56" office:value-type="float" office:value="5" calcext:value-type="float">
            <text:p>5</text:p>
          </table:table-cell>
          <table:table-cell table:style-name="ce54" table:formula="of:=[.F80]+0.02" office:value-type="float" office:value="1.02181818181818" calcext:value-type="float">
            <text:p>1.02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4" table:formula="of:=[.F81]*[.G81]" office:value-type="float" office:value="2.04363636363636" calcext:value-type="float">
            <text:p>2.04</text:p>
          </table:table-cell>
          <table:table-cell table:style-name="ce51" table:formula="of:=[.E81]*[.G81]" office:value-type="float" office:value="10" calcext:value-type="float">
            <text:p>10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2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2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2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2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2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59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2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2]*['1Rm Tables'.$B$35]" office:value-type="float" office:value="0.816" calcext:value-type="float">
            <text:p>0.82</text:p>
          </table:table-cell>
          <table:table-cell table:style-name="ce56" office:value-type="float" office:value="4" calcext:value-type="float">
            <text:p>4</text:p>
          </table:table-cell>
          <table:table-cell table:style-name="ce59" table:formula="of:=[.F101]+0.02" office:value-type="float" office:value="0.906666666666667" calcext:value-type="float">
            <text:p>0.91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02]*['1Rm Tables'.$B$9]" office:value-type="float" office:value="124.666666666667" calcext:value-type="float">
            <text:p>124.67</text:p>
          </table:table-cell>
          <table:table-cell table:style-name="ce54" table:formula="of:=[.H102]*[.E102]" office:value-type="float" office:value="498.666666666667" calcext:value-type="float">
            <text:p>498.67</text:p>
          </table:table-cell>
          <table:table-cell table:style-name="ce54" table:formula="of:=[.F102]*[.G102]" office:value-type="float" office:value="1.81333333333333" calcext:value-type="float">
            <text:p>1.81</text:p>
          </table:table-cell>
          <table:table-cell table:style-name="ce51" table:formula="of:=[.E102]*[.G102]" office:value-type="float" office:value="8" calcext:value-type="float">
            <text:p>8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3]*['1Rm Tables'.$B$35]" office:value-type="float" office:value="0.834" calcext:value-type="float">
            <text:p>0.83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2]+0.02" office:value-type="float" office:value="0.926666666666667" calcext:value-type="float">
            <text:p>0.93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03]*['1Rm Tables'.$B$9]" office:value-type="float" office:value="127.416666666667" calcext:value-type="float">
            <text:p>127.42</text:p>
          </table:table-cell>
          <table:table-cell table:style-name="ce54" table:formula="of:=[.H103]*[.E103]" office:value-type="float" office:value="509.666666666667" calcext:value-type="float">
            <text:p>509.67</text:p>
          </table:table-cell>
          <table:table-cell table:style-name="ce54" table:formula="of:=[.F103]*[.G103]" office:value-type="float" office:value="1.85333333333333" calcext:value-type="float">
            <text:p>1.85</text:p>
          </table:table-cell>
          <table:table-cell table:style-name="ce51" table:formula="of:=[.E103]*[.G103]" office:value-type="float" office:value="8" calcext:value-type="float">
            <text:p>8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4]*['1Rm Tables'.$B$35]" office:value-type="float" office:value="0.852" calcext:value-type="float">
            <text:p>0.85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3]+0.02" office:value-type="float" office:value="0.946666666666667" calcext:value-type="float">
            <text:p>0.95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04]*['1Rm Tables'.$B$9]" office:value-type="float" office:value="130.166666666667" calcext:value-type="float">
            <text:p>130.17</text:p>
          </table:table-cell>
          <table:table-cell table:style-name="ce54" table:formula="of:=[.H104]*[.E104]" office:value-type="float" office:value="520.666666666667" calcext:value-type="float">
            <text:p>520.67</text:p>
          </table:table-cell>
          <table:table-cell table:style-name="ce54" table:formula="of:=[.F104]*[.G104]" office:value-type="float" office:value="1.89333333333333" calcext:value-type="float">
            <text:p>1.89</text:p>
          </table:table-cell>
          <table:table-cell table:style-name="ce51" table:formula="of:=[.E104]*[.G104]" office:value-type="float" office:value="8" calcext:value-type="float">
            <text:p>8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5]*['1Rm Tables'.$B$35]" office:value-type="float" office:value="0.87" calcext:value-type="float">
            <text:p>0.87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4]+0.02" office:value-type="float" office:value="0.966666666666667" calcext:value-type="float">
            <text:p>0.9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5]*['1Rm Tables'.$B$9]" office:value-type="float" office:value="132.916666666667" calcext:value-type="float">
            <text:p>132.92</text:p>
          </table:table-cell>
          <table:table-cell table:style-name="ce54" table:formula="of:=[.H105]*[.E105]" office:value-type="float" office:value="531.666666666667" calcext:value-type="float">
            <text:p>531.67</text:p>
          </table:table-cell>
          <table:table-cell table:style-name="ce54" table:formula="of:=[.F105]*[.G105]" office:value-type="float" office:value="0.966666666666667" calcext:value-type="float">
            <text:p>0.97</text:p>
          </table:table-cell>
          <table:table-cell table:style-name="ce51" table:formula="of:=[.E105]*[.G105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6]*['1Rm Tables'.$B$35]" office:value-type="float" office:value="0.888" calcext:value-type="float">
            <text:p>0.89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5]+0.02" office:value-type="float" office:value="0.986666666666667" calcext:value-type="float">
            <text:p>0.9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6]*['1Rm Tables'.$B$9]" office:value-type="float" office:value="135.666666666667" calcext:value-type="float">
            <text:p>135.67</text:p>
          </table:table-cell>
          <table:table-cell table:style-name="ce54" table:formula="of:=[.H106]*[.E106]" office:value-type="float" office:value="542.666666666667" calcext:value-type="float">
            <text:p>542.67</text:p>
          </table:table-cell>
          <table:table-cell table:style-name="ce54" table:formula="of:=[.F106]*[.G106]" office:value-type="float" office:value="0.986666666666667" calcext:value-type="float">
            <text:p>0.99</text:p>
          </table:table-cell>
          <table:table-cell table:style-name="ce51" table:formula="of:=[.E106]*[.G106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7]*['1Rm Tables'.$B$35]" office:value-type="float" office:value="0.906" calcext:value-type="float">
            <text:p>0.91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6]+0.02" office:value-type="float" office:value="1.00666666666667" calcext:value-type="float">
            <text:p>1.01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7]*['1Rm Tables'.$B$9]" office:value-type="float" office:value="138.416666666667" calcext:value-type="float">
            <text:p>138.42</text:p>
          </table:table-cell>
          <table:table-cell table:style-name="ce54" table:formula="of:=[.H107]*[.E107]" office:value-type="float" office:value="553.666666666667" calcext:value-type="float">
            <text:p>553.67</text:p>
          </table:table-cell>
          <table:table-cell table:style-name="ce54" table:formula="of:=[.F107]*[.G107]" office:value-type="float" office:value="1.00666666666667" calcext:value-type="float">
            <text:p>1.01</text:p>
          </table:table-cell>
          <table:table-cell table:style-name="ce51" table:formula="of:=[.E107]*[.G107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8]*['1Rm Tables'.$B$35]" office:value-type="float" office:value="0.924" calcext:value-type="float">
            <text:p>0.92</text:p>
          </table:table-cell>
          <table:table-cell table:style-name="ce56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4" table:formula="of:=[.F108]*[.G108]" office:value-type="float" office:value="1.02666666666667" calcext:value-type="float">
            <text:p>1.03</text:p>
          </table:table-cell>
          <table:table-cell table:style-name="ce51" table:formula="of:=[.E108]*[.G108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09]*['1Rm Tables'.$B$35]" office:value-type="float" office:value="0.942" calcext:value-type="float">
            <text:p>0.94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8]+0.02" office:value-type="float" office:value="1.04666666666667" calcext:value-type="float">
            <text:p>1.0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4" table:formula="of:=[.F109]*[.G109]" office:value-type="float" office:value="1.04666666666667" calcext:value-type="float">
            <text:p>1.05</text:p>
          </table:table-cell>
          <table:table-cell table:style-name="ce51" table:formula="of:=[.E109]*[.G109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0]*['1Rm Tables'.$B$35]" office:value-type="float" office:value="0.96" calcext:value-type="float">
            <text:p>0.96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09]+0.02" office:value-type="float" office:value="1.06666666666667" calcext:value-type="float">
            <text:p>1.0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4" table:formula="of:=[.F110]*[.G110]" office:value-type="float" office:value="1.06666666666667" calcext:value-type="float">
            <text:p>1.07</text:p>
          </table:table-cell>
          <table:table-cell table:style-name="ce51" table:formula="of:=[.E110]*[.G110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1]*['1Rm Tables'.$B$35]" office:value-type="float" office:value="0.978" calcext:value-type="float">
            <text:p>0.98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10]+0.02" office:value-type="float" office:value="1.08666666666667" calcext:value-type="float">
            <text:p>1.0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4" table:formula="of:=[.F111]*[.G111]" office:value-type="float" office:value="1.08666666666667" calcext:value-type="float">
            <text:p>1.09</text:p>
          </table:table-cell>
          <table:table-cell table:style-name="ce51" table:formula="of:=[.E111]*[.G111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2]*['1Rm Tables'.$B$35]" office:value-type="float" office:value="0.996" calcext:value-type="float">
            <text:p>1.00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11]+0.02" office:value-type="float" office:value="1.10666666666667" calcext:value-type="float">
            <text:p>1.11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4" table:formula="of:=[.F112]*[.G112]" office:value-type="float" office:value="1.10666666666667" calcext:value-type="float">
            <text:p>1.11</text:p>
          </table:table-cell>
          <table:table-cell table:style-name="ce51" table:formula="of:=[.E112]*[.G112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13]*['1Rm Tables'.$B$35]" office:value-type="float" office:value="1.014" calcext:value-type="float">
            <text:p>1.01</text:p>
          </table:table-cell>
          <table:table-cell table:style-name="ce56" office:value-type="float" office:value="4" calcext:value-type="float">
            <text:p>4</text:p>
          </table:table-cell>
          <table:table-cell table:style-name="ce54" table:formula="of:=[.F112]+0.02" office:value-type="float" office:value="1.12666666666667" calcext:value-type="float">
            <text:p>1.1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4" table:formula="of:=[.F113]*[.G113]" office:value-type="float" office:value="1.12666666666667" calcext:value-type="float">
            <text:p>1.13</text:p>
          </table:table-cell>
          <table:table-cell table:style-name="ce51" table:formula="of:=[.E113]*[.G113]" office:value-type="float" office:value="4" calcext:value-type="float">
            <text:p>4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2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2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9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2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9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2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9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2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59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2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59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2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59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2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2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2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2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2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38]*['1Rm Tables'.$B$34]" office:value-type="float" office:value="0.9348" calcext:value-type="float">
            <text:p>0.93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37]+0.02" office:value-type="float" office:value="1.00516129032258" calcext:value-type="float">
            <text:p>1.01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4" table:formula="of:=[.F138]*[.G138]" office:value-type="float" office:value="2.01032258064516" calcext:value-type="float">
            <text:p>2.01</text:p>
          </table:table-cell>
          <table:table-cell table:style-name="ce51" table:formula="of:=[.E138]*[.G138]" office:value-type="float" office:value="6" calcext:value-type="float">
            <text:p>6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39]*['1Rm Tables'.$B$34]" office:value-type="float" office:value="0.9534" calcext:value-type="float">
            <text:p>0.95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38]+0.02" office:value-type="float" office:value="1.02516129032258" calcext:value-type="float">
            <text:p>1.03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4" table:formula="of:=[.F139]*[.G139]" office:value-type="float" office:value="1.02516129032258" calcext:value-type="float">
            <text:p>1.03</text:p>
          </table:table-cell>
          <table:table-cell table:style-name="ce51" table:formula="of:=[.E139]*[.G139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0]*['1Rm Tables'.$B$34]" office:value-type="float" office:value="0.972" calcext:value-type="float">
            <text:p>0.97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39]+0.02" office:value-type="float" office:value="1.04516129032258" calcext:value-type="float">
            <text:p>1.05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4" table:formula="of:=[.F140]*[.G140]" office:value-type="float" office:value="1.04516129032258" calcext:value-type="float">
            <text:p>1.05</text:p>
          </table:table-cell>
          <table:table-cell table:style-name="ce51" table:formula="of:=[.E140]*[.G140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1]*['1Rm Tables'.$B$34]" office:value-type="float" office:value="0.9906" calcext:value-type="float">
            <text:p>0.99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40]+0.02" office:value-type="float" office:value="1.06516129032258" calcext:value-type="float">
            <text:p>1.07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4" table:formula="of:=[.F141]*[.G141]" office:value-type="float" office:value="1.06516129032258" calcext:value-type="float">
            <text:p>1.07</text:p>
          </table:table-cell>
          <table:table-cell table:style-name="ce51" table:formula="of:=[.E141]*[.G141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2]*['1Rm Tables'.$B$34]" office:value-type="float" office:value="1.0092" calcext:value-type="float">
            <text:p>1.01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41]+0.02" office:value-type="float" office:value="1.08516129032258" calcext:value-type="float">
            <text:p>1.09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4" table:formula="of:=[.F142]*[.G142]" office:value-type="float" office:value="1.08516129032258" calcext:value-type="float">
            <text:p>1.09</text:p>
          </table:table-cell>
          <table:table-cell table:style-name="ce51" table:formula="of:=[.E142]*[.G142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style-name="ce51" table:number-columns-repeated="3"/>
          <table:table-cell table:style-name="ce54" table:formula="of:=[.F143]*['1Rm Tables'.$B$34]" office:value-type="float" office:value="1.0278" calcext:value-type="float">
            <text:p>1.03</text:p>
          </table:table-cell>
          <table:table-cell table:style-name="ce56" office:value-type="float" office:value="3" calcext:value-type="float">
            <text:p>3</text:p>
          </table:table-cell>
          <table:table-cell table:style-name="ce54" table:formula="of:=[.F142]+0.02" office:value-type="float" office:value="1.10516129032258" calcext:value-type="float">
            <text:p>1.11</text:p>
          </table:table-cell>
          <table:table-cell table:style-name="ce51" office:value-type="float" office:value="1" calcext:value-type="float">
            <text:p>1</text:p>
          </table:table-cell>
          <table:table-cell table:style-name="ce54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4" table:formula="of:=[.F143]*[.G143]" office:value-type="float" office:value="1.10516129032258" calcext:value-type="float">
            <text:p>1.11</text:p>
          </table:table-cell>
          <table:table-cell table:style-name="ce51" table:formula="of:=[.E143]*[.G143]" office:value-type="float" office:value="3" calcext:value-type="float">
            <text:p>3</text:p>
          </table:table-cell>
          <table:table-cell table:style-name="ce51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2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2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2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2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2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57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2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2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2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2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9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2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9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2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9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9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9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9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57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59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2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9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table:style-name="ce58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2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1"/>
          <table:table-cell table:style-name="ce63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1" office:value-type="string" calcext:value-type="string">
            <text:p>Deadlift</text:p>
          </table:table-cell>
          <table:table-cell table:style-name="ce64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1" office:value-type="string" calcext:value-type="string">
            <text:p>Push Press</text:p>
          </table:table-cell>
          <table:table-cell table:style-name="ce63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1" office:value-type="string" calcext:value-type="string">
            <text:p>Jerk</text:p>
          </table:table-cell>
          <table:table-cell table:style-name="ce65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1" office:value-type="string" calcext:value-type="string">
            <text:p>Press</text:p>
          </table:table-cell>
          <table:table-cell table:style-name="ce63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1" office:value-type="string" calcext:value-type="string">
            <text:p>OVS</text:p>
          </table:table-cell>
          <table:table-cell table:style-name="ce66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1" office:value-type="string" calcext:value-type="string">
            <text:p>Back Squat</text:p>
          </table:table-cell>
          <table:table-cell table:style-name="ce63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1" office:value-type="string" calcext:value-type="string">
            <text:p>Front Squat</text:p>
          </table:table-cell>
          <table:table-cell table:style-name="ce63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1" office:value-type="string" calcext:value-type="string">
            <text:p>Clean</text:p>
          </table:table-cell>
          <table:table-cell table:style-name="ce63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1" office:value-type="string" calcext:value-type="string">
            <text:p>Clean Pull</text:p>
          </table:table-cell>
          <table:table-cell table:style-name="ce63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</text:p>
          </table:table-cell>
          <table:table-cell table:style-name="ce63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pull</text:p>
          </table:table-cell>
          <table:table-cell table:style-name="ce63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1" office:value-type="string" calcext:value-type="string">
            <text:p>Power Clean</text:p>
          </table:table-cell>
          <table:table-cell table:style-name="ce63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1" office:value-type="string" calcext:value-type="string">
            <text:p>Power Snatch</text:p>
          </table:table-cell>
          <table:table-cell table:style-name="ce63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1" office:value-type="string" calcext:value-type="string">
            <text:p>CG Deficit Deadlift</text:p>
          </table:table-cell>
          <table:table-cell table:style-name="ce67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Deadlift</text:p>
          </table:table-cell>
          <table:table-cell table:style-name="ce63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1" office:value-type="string" calcext:value-type="string">
            <text:p>Paused Deadlift/ Stiff Leg</text:p>
          </table:table-cell>
          <table:table-cell table:style-name="ce63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1" office:value-type="string" calcext:value-type="string">
            <text:p>Clean Combination</text:p>
          </table:table-cell>
          <table:table-cell table:style-name="ce63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Combination</text:p>
          </table:table-cell>
          <table:table-cell table:style-name="ce63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68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68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68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68"/>
          <table:table-cell/>
        </table:table-row>
        <table:table-row table:style-name="ro2" table:number-rows-repeated="2">
          <table:table-cell table:style-name="ce35"/>
          <table:table-cell table:style-name="ce69"/>
          <table:table-cell/>
        </table:table-row>
        <table:table-row table:style-name="ro2">
          <table:table-cell table:style-name="ce9"/>
          <table:table-cell table:style-name="ce68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8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68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68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68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68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68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68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68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68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68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1:13:17.722769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5-03T22:20:02.658772017</dc:date>
    <meta:editing-duration>P1DT19H12M53S</meta:editing-duration>
    <meta:editing-cycles>31</meta:editing-cycles>
    <meta:generator>LibreOffice/5.2.7.2$Linux_X86_64 LibreOffice_project/20m0$Build-2</meta:generator>
    <meta:document-statistic meta:table-count="10" meta:cell-count="2815" meta:object-count="0"/>
  </office:meta>
</office:document-meta>
</file>